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3.366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441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519cm"/>
    </style:style>
    <style:style style:name="co16" style:family="table-column">
      <style:table-column-properties fo:break-before="auto" style:column-width="4.3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ilot_20_-_20_N_20_inves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30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30"/>
    <style:style style:name="ce15" style:family="table-cell" style:parent-style-name="Default" style:data-style-name="N30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30">
      <style:table-cell-properties fo:border-bottom="0.06pt solid #000000" fo:border-left="none" fo:border-right="none" fo:border-top="none"/>
      <style:text-properties style:font-name="Input" style:font-name-asian="Droid Sans Fallback" style:font-name-complex="FreeSans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3"/>
    <style:style style:name="ce29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114"/>
    <style:style style:name="ce3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13">
      <style:table-cell-properties fo:border="none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3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Inpu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lot - N inve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ce28"/>
        <table:table-column table:style-name="co2" table:default-cell-style-name="ce28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3" table:default-cell-style-name="Default"/>
        <table:table-row table:style-name="ro1">
          <table:table-cell office:value-type="string" calcext:value-type="string">
            <text:p>randomN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F</text:p>
          </table:table-cell>
          <table:table-cell table:style-name="ce17" office:value-type="string" calcext:value-type="string" table:number-columns-spanned="2" table:number-rows-spanned="1">
            <text:p>Total Worms per run</text:p>
          </table:table-cell>
          <table:covered-table-cell table:style-name="ce19"/>
          <table:table-cell table:style-name="ce19" office:value-type="string" calcext:value-type="string">
            <text:p>random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Vol</text:p>
          </table:table-cell>
          <table:table-cell table:style-name="ce4" office:value-type="string" calcext:value-type="string">
            <text:p>Lane</text:p>
          </table:table-cell>
          <table:table-cell table:style-name="ce19" office:value-type="string" calcext:value-type="string">
            <text:p>rawConc</text:p>
          </table:table-cell>
          <table:table-cell table:style-name="ce19" office:value-type="string" calcext:value-type="string">
            <text:p>nSperm</text:p>
          </table:table-cell>
          <table:table-cell table:style-name="ce19" office:value-type="string" calcext:value-type="string">
            <text:p>EggPos</text:p>
          </table:table-cell>
          <table:table-cell table:style-name="ce38" office:value-type="string" calcext:value-type="string">
            <text:p>nEggs</text:p>
          </table:table-cell>
          <table:table-cell table:style-name="ce19" office:value-type="string" calcext:value-type="string">
            <text:p>nFert</text:p>
          </table:table-cell>
          <table:table-cell table:style-name="ce19" office:value-type="string" calcext:value-type="string">
            <text:p>nPoly</text:p>
          </table:table-cell>
          <table:table-cell table:style-name="ce38" office:value-type="string" calcext:value-type="string">
            <text:p>nConEggs</text:p>
          </table:table-cell>
          <table:table-cell table:style-name="ce38" office:value-type="string" calcext:value-type="string">
            <text:p>nConFert</text:p>
          </table:table-cell>
          <table:table-cell table:style-name="ce39" office:value-type="string" calcext:value-type="string">
            <text:p>PropFert</text:p>
          </table:table-cell>
          <table:table-cell table:style-name="ce43" office:value-type="string" calcext:value-type="string" table:number-columns-spanned="4" table:number-rows-spanned="1">
            <text:p>Step 1 – Volume of Prepped Ejaculates</text:p>
          </table:table-cell>
          <table:covered-table-cell table:number-columns-repeated="3"/>
          <table:table-cell/>
          <table:table-cell table:style-name="ce54" office:value-type="string" calcext:value-type="string" table:number-columns-spanned="4" table:number-rows-spanned="1">
            <text:p>Step 3 – Sperm Enumeration – raw ejaculate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7" table:formula="of:=[.L2]*([.N2]*0.1)" office:value-type="float" office:value="42930000" calcext:value-type="float">
            <text:p>4.293E+07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]/[.Q2])-([.U7]/[.T7])" office:value-type="float" office:value="0.294117647058823" calcext:value-type="float">
            <text:p>0.2941176471</text:p>
          </table:table-cell>
          <table:table-cell table:style-name="ce44"/>
          <table:table-cell table:number-columns-repeated="4"/>
          <table:table-cell table:style-name="ce44"/>
          <table:table-cell table:number-columns-repeated="996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3]*([.N3]*0.1)" office:value-type="float" office:value="42930000" calcext:value-type="float">
            <text:p>4.293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3]/[.Q3])-([.U7]/[.T7])" office:value-type="float" office:value="0.185714285714286" calcext:value-type="float">
            <text:p>0.1857142857</text:p>
          </table:table-cell>
          <table:table-cell table:style-name="ce19" office:value-type="string" calcext:value-type="string">
            <text:p>Individual</text:p>
          </table:table-cell>
          <table:table-cell table:style-name="ce19" office:value-type="string" calcext:value-type="string">
            <text:p>SampVol</text:p>
          </table:table-cell>
          <table:table-cell table:number-columns-repeated="3"/>
          <table:table-cell office:value-type="string" calcext:value-type="string">
            <text:p>4nL squar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ilution</text:p>
          </table:table-cell>
          <table:table-cell table:style-name="ce50" office:value-type="string" calcext:value-type="string">
            <text:p>CONCENTRATION </text:p>
          </table:table-cell>
          <table:table-cell table:number-columns-repeated="993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4]*([.N4]*0.1)" office:value-type="float" office:value="128790000" calcext:value-type="float">
            <text:p>1.288E+08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4]/[.Q4])-([.U7]/[.T7])" office:value-type="float" office:value="0.435897435897436" calcext:value-type="float">
            <text:p>0.4358974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1000" calcext:value-type="float">
            <text:p>1.00E+03</text:p>
          </table:table-cell>
          <table:table-cell table:style-name="ce31" table:formula="of:=AVERAGE([.AC4:.AC53])*(1/0.000004)*[.AD4]" office:value-type="float" office:value="1065000000" calcext:value-type="float">
            <text:p>1.065E+009</text:p>
          </table:table-cell>
          <table:table-cell table:number-columns-repeated="993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5]*([.N5]*0.1)" office:value-type="float" office:value="85860000" calcext:value-type="float">
            <text:p>8.586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5]/[.Q5])-([.U7]/[.T7])" office:value-type="float" office:value="0.0810810810810811" calcext:value-type="float">
            <text:p>0.081081081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6]*([.N6]*0.1)" office:value-type="float" office:value="128790000" calcext:value-type="float">
            <text:p>1.288E+08</text:p>
          </table:table-cell>
          <table:table-cell table:style-name="ce36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6]/[.Q6])-([.U7]/[.T7])" office:value-type="float" office:value="0.181818181818182" calcext:value-type="float">
            <text:p>0.181818181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9" table:formula="of:=[.L7]*([.N7]*0.1)" office:value-type="float" office:value="85860000" calcext:value-type="float">
            <text:p>8.586E+07</text:p>
          </table:table-cell>
          <table:table-cell table:style-name="ce3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7]/[.Q7])-([.U7]/[.T7])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float" office:value="0.989798533031717" calcext:value-type="float">
            <text:p>0.98979853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167689435184" calcext:value-type="float">
            <text:p>0.1601676894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7" table:formula="of:=[.L8]*([.N8]*0.1)" office:value-type="float" office:value="42930000" calcext:value-type="float">
            <text:p>4.293E+07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8]/[.Q8])-([.U13]/[.T13])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970039129490033" calcext:value-type="float">
            <text:p>0.970039129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40296651842073" calcext:value-type="float">
            <text:p>0.240296651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.06" calcext:value-type="float">
            <text:p>1.06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9]*([.N9]*0.1)" office:value-type="float" office:value="42930000" calcext:value-type="float">
            <text:p>4.293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9]/[.Q9])-([.U13]/[.T13]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00131150474771857" calcext:value-type="float">
            <text:p>0.001311504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9379019904882" calcext:value-type="float">
            <text:p>0.449379019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10]*([.N10]*0.1)" office:value-type="float" office:value="128790000" calcext:value-type="float">
            <text:p>1.288E+08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0]/[.Q10])-([.U13]/[.T13])" office:value-type="float" office:value="0.618181818181818" calcext:value-type="float">
            <text:p>0.618181818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580576239852235" calcext:value-type="float">
            <text:p>0.580576239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93990415334702" calcext:value-type="float">
            <text:p>0.59399041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12" calcext:value-type="float">
            <text:p>2.12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11]*([.N11]*0.1)" office:value-type="float" office:value="85860000" calcext:value-type="float">
            <text:p>8.586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1]/[.Q11])-([.U13]/[.T13])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float" office:value="0.200395427178591" calcext:value-type="float">
            <text:p>0.200395427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96194484131411" calcext:value-type="float">
            <text:p>0.696194484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.18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405000000" calcext:value-type="float">
            <text:p>4.050E+08</text:p>
          </table:table-cell>
          <table:table-cell table:formula="of:=[.L12]*([.N12]*0.1)" office:value-type="float" office:value="128790000" calcext:value-type="float">
            <text:p>1.288E+08</text:p>
          </table:table-cell>
          <table:table-cell table:style-name="ce36" office:value-type="float" office:value="55" calcext:value-type="float">
            <text:p>5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2]/[.Q12])-([.U13]/[.T13])" office:value-type="float" office:value="0.37037037037037" calcext:value-type="float">
            <text:p>0.370370370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3" office:value-type="float" office:value="0.641606821678579" calcext:value-type="float">
            <text:p>0.641606821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date" office:date-value="2016-04-11" calcext:value-type="date">
            <text:p>11/04/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46470229467377" calcext:value-type="float">
            <text:p>0.7464702295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405000000" calcext:value-type="float">
            <text:p>4.050E+08</text:p>
          </table:table-cell>
          <table:table-cell table:style-name="ce29" table:formula="of:=[.L13]*([.N13]*0.1)" office:value-type="float" office:value="85860000" calcext:value-type="float">
            <text:p>8.586E+07</text:p>
          </table:table-cell>
          <table:table-cell table:style-name="ce37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3]/[.Q13])-([.U13]/[.T13])"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7" table:formula="of:=[.L14]*([.N14]*0.1)" office:value-type="float" office:value="34650000" calcext:value-type="float">
            <text:p>3.465E+07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14]/[.Q14])-([.U19]/[.T19])" office:value-type="float" office:value="0.302631578947368" calcext:value-type="float">
            <text:p>0.3026315789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style-name="ce50" office:value-type="string" calcext:value-type="string">
            <text:p>Total-0.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5]*([.N15]*0.1)" office:value-type="float" office:value="34650000" calcext:value-type="float">
            <text:p>3.465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15]/[.Q15])-([.U19]/[.T19])" office:value-type="float" office:value="0.138461538461538" calcext:value-type="float">
            <text:p>0.138461538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style-name="ce42" table:formula="of:=SUM([.X4:.X15])-0.1" office:value-type="float" office:value="1.3" calcext:value-type="float">
            <text:p>1.3</text:p>
          </table:table-cell>
          <table:table-cell table:formula="of:=[.Y15]*9" office:value-type="float" office:value="11.7" calcext:value-type="float">
            <text:p>11.7</text:p>
          </table:table-cell>
          <table:table-cell table:formula="of:=[.Y15]+[.Z15]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6]*([.N16]*0.1)" office:value-type="float" office:value="103950000" calcext:value-type="float">
            <text:p>1.040E+08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16]/[.Q16])-([.U19]/[.T19])" office:value-type="float" office:value="0.23728813559322" calcext:value-type="float">
            <text:p>0.237288135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7]*([.N17]*0.1)" office:value-type="float" office:value="69300000" calcext:value-type="float">
            <text:p>6.930E+07</text:p>
          </table:table-cell>
          <table:table-cell table:style-name="ce36" office:value-type="float" office:value="5" calcext:value-type="float">
            <text:p>5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41" table:formula="of:=([.R17]/[.Q17])-([.U19]/[.T19])" office:value-type="float" office:value="0.231707317073171" calcext:value-type="float">
            <text:p>0.231707317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18]*([.N18]*0.1)" office:value-type="float" office:value="103950000" calcext:value-type="float">
            <text:p>1.040E+08</text:p>
          </table:table-cell>
          <table:table-cell table:style-name="ce36"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table:style-name="ce26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18]/[.Q18])-([.U19]/[.T19])" office:value-type="float" office:value="0.11" calcext:value-type="float">
            <text:p>0.11</text:p>
          </table:table-cell>
          <table:table-cell table:style-name="ce45" office:value-type="string" calcext:value-type="string" table:number-columns-spanned="5" table:number-rows-spanned="1">
            <text:p>Step 2 – Ejaculate Volumes For Each Lane</text:p>
          </table:table-cell>
          <table:covered-table-cell table:number-columns-repeated="4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9" table:formula="of:=[.L19]*([.N19]*0.1)" office:value-type="float" office:value="69300000" calcext:value-type="float">
            <text:p>6.930E+07</text:p>
          </table:table-cell>
          <table:table-cell table:style-name="ce37" office:value-type="float" office:value="5" calcext:value-type="float">
            <text:p>5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19]/[.Q19])-([.U19]/[.T19])" office:value-type="float" office:value="0.2625" calcext:value-type="float">
            <text:p>0.2625</text:p>
          </table:table-cell>
          <table:table-cell table:style-name="ce46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1" office:value-type="float" office:value="0.578738697804511" calcext:value-type="float">
            <text:p>0.5787386978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894234119914472" calcext:value-type="float">
            <text:p>0.00894234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7" table:formula="of:=[.L20]*([.N20]*0.1)" office:value-type="float" office:value="34650000" calcext:value-type="float">
            <text:p>3.465E+07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40" table:formula="of:=([.R20]/[.Q20])-([.U25]/[.T25])" office:value-type="float" office:value="0.25" calcext:value-type="float">
            <text:p>0.25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N</text:p>
          </table:table-cell>
          <table:table-cell table:style-name="ce47" office:value-type="string" calcext:value-type="string">
            <text:p>Lane</text:p>
          </table:table-cell>
          <table:table-cell table:style-name="ce19" office:value-type="string" calcext:value-type="string">
            <text:p>EjVol</text:p>
          </table:table-cell>
          <table:table-cell table:style-name="ce52" office:value-type="string" calcext:value-type="string">
            <text:p>FinalVol(mL)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496543764136732" calcext:value-type="float">
            <text:p>0.49654376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140595741104335" calcext:value-type="float">
            <text:p>0.014059574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1]*([.N21]*0.1)" office:value-type="float" office:value="34650000" calcext:value-type="float">
            <text:p>3.465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21]/[.Q21])-([.U25]/[.T25])" office:value-type="float" office:value="0.2375" calcext:value-type="float">
            <text:p>0.2375</text:p>
          </table:table-cell>
          <table:table-cell table:style-name="ce20" office:value-type="string" calcext:value-type="string">
            <text:p>Fast</text:p>
          </table:table-cell>
          <table:table-cell table:style-name="ce5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[.X21]*([.AA21]/10.5)" office:value-type="float" office:value="3.18367346938775" calcext:value-type="float">
            <text:p>3.1836734694</text:p>
          </table:table-cell>
          <table:table-cell table:style-name="ce51" table:formula="of:=([.Y15]*10)-(([.Y15]*10)/7)" office:value-type="float" office:value="11.1428571428571" calcext:value-type="float">
            <text:p>11.142857142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897417812142521" calcext:value-type="float">
            <text:p>0.897417812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475426928605884" calcext:value-type="float">
            <text:p>0.047542692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2]*([.N22]*0.1)" office:value-type="float" office:value="103950000" calcext:value-type="float">
            <text:p>1.040E+08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41" table:formula="of:=([.R22]/[.Q22])-([.U25]/[.T25])" office:value-type="float" office:value="0.363636363636364" calcext:value-type="float">
            <text:p>0.3636363636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51" table:formula="of:=[.X22]*([.AA21]/10.5)" office:value-type="float" office:value="2.12244897959184" calcext:value-type="float">
            <text:p>2.12244897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718159070704132" calcext:value-type="float">
            <text:p>0.718159070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0740983309224" calcext:value-type="float">
            <text:p>0.270740983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3]*([.N23]*0.1)" office:value-type="float" office:value="69300000" calcext:value-type="float">
            <text:p>6.930E+07</text:p>
          </table:table-cell>
          <table:table-cell table:style-name="ce36" office:value-type="float" office:value="55" calcext:value-type="float">
            <text:p>5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23]/[.Q23])-([.U25]/[.T25])" office:value-type="float" office:value="0.236842105263158" calcext:value-type="float">
            <text:p>0.236842105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1" table:formula="of:=[.X23]*([.AA21]/10.5)" office:value-type="float" office:value="2.12244897959184" calcext:value-type="float">
            <text:p>2.1224489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0253034206107259" calcext:value-type="float">
            <text:p>0.025303420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8939300510101" calcext:value-type="float">
            <text:p>0.689393005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385000000" calcext:value-type="float">
            <text:p>3.850E+08</text:p>
          </table:table-cell>
          <table:table-cell table:formula="of:=[.L24]*([.N24]*0.1)" office:value-type="float" office:value="103950000" calcext:value-type="float">
            <text:p>1.040E+08</text:p>
          </table:table-cell>
          <table:table-cell table:style-name="ce36" office:value-type="float" office:value="55" calcext:value-type="float">
            <text:p>55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26" table:number-columns-repeated="2"/>
          <table:table-cell table:style-name="ce41" table:formula="of:=([.R24]/[.Q24])-([.U25]/[.T25])" office:value-type="float" office:value="0.25" calcext:value-type="float">
            <text:p>0.25</text:p>
          </table:table-cell>
          <table:table-cell table:style-name="ce21" office:value-type="string" calcext:value-type="string">
            <text:p>Fast</text:p>
          </table:table-cell>
          <table:table-cell table:style-name="ce18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1" table:formula="of:=[.X24]*([.AA21]/10.5)" office:value-type="float" office:value="1.06122448979592" calcext:value-type="float">
            <text:p>1.06122448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3" office:value-type="float" office:value="0.176837880397216" calcext:value-type="float">
            <text:p>0.176837880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date" office:date-value="2016-04-12" calcext:value-type="date">
            <text:p>12/04/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73199545312673" calcext:value-type="float">
            <text:p>0.8731995453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ast</text:p>
          </table:table-cell>
          <table:table-cell table:style-name="ce7" office:value-type="float" office:value="1.8" calcext:value-type="float">
            <text:p>1.8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385000000" calcext:value-type="float">
            <text:p>3.850E+08</text:p>
          </table:table-cell>
          <table:table-cell table:style-name="ce29" table:formula="of:=[.L25]*([.N25]*0.1)" office:value-type="float" office:value="69300000" calcext:value-type="float">
            <text:p>6.930E+07</text:p>
          </table:table-cell>
          <table:table-cell table:style-name="ce3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42" table:formula="of:=([.R25]/[.Q25])" office:value-type="float" office:value="0.557142857142857" calcext:value-type="float">
            <text:p>0.5571428571</text:p>
          </table:table-cell>
          <table:table-cell table:style-name="ce21" office:value-type="string" calcext:value-type="string">
            <text:p>Slow</text:p>
          </table:table-cell>
          <table:table-cell table:style-name="ce18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51" table:formula="of:=[.X25]*([.AA21]/10.5)" office:value-type="float" office:value="3.18367346938775" calcext:value-type="float">
            <text:p>3.18367346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7" table:formula="of:=[.L26]*([.N26]*0.1)" office:value-type="float" office:value="339061224.489796" calcext:value-type="float">
            <text:p>3.391E+08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 table:style-name="ce40" table:formula="of:=([.R26]/[.Q26])-([.U31]/[.T31])" office:value-type="float" office:value="0.36" calcext:value-type="float">
            <text:p>0.36</text:p>
          </table:table-cell>
          <table:table-cell table:style-name="ce22" office:value-type="string" calcext:value-type="string">
            <text:p>Slow</text:p>
          </table:table-cell>
          <table:table-cell table:style-name="ce7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51" table:formula="of:=[.X26]*([.AA21]/10.5)" office:value-type="float" office:value="1.06122448979592" calcext:value-type="float">
            <text:p>1.061224489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27]*([.N27]*0.1)" office:value-type="float" office:value="226040816.326531" calcext:value-type="float">
            <text:p>2.260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27]/[.Q27])-([.U31]/[.T31])" office:value-type="float" office:value="0.55" calcext:value-type="float">
            <text:p>0.55</text:p>
          </table:table-cell>
          <table:table-cell table:style-name="ce48" office:value-type="string" calcext:value-type="string">
            <text:p>Total</text:p>
          </table:table-cell>
          <table:table-cell table:style-name="ce49" table:formula="of:=SUM([.X21:.X26])" office:value-type="float" office:value="12" calcext:value-type="float">
            <text:p>12</text:p>
          </table:table-cell>
          <table:table-cell table:style-name="ce49"/>
          <table:table-cell table:style-name="ce51" table:formula="of:=SUM([.Z21:.Z26])" office:value-type="float" office:value="12.734693877551" calcext:value-type="float">
            <text:p>12.73469387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28]*([.N28]*0.1)" office:value-type="float" office:value="226040816.326531" calcext:value-type="float">
            <text:p>2.260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41" table:formula="of:=([.R28]/[.Q28])-([.U31]/[.T31])" office:value-type="float" office:value="0.45" calcext:value-type="float">
            <text:p>0.45</text:p>
          </table:table-cell>
          <table:table-cell table:number-columns-repeated="4"/>
          <table:table-cell table:style-name="ce53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29]*([.N29]*0.1)" office:value-type="float" office:value="113020408.163265" calcext:value-type="float">
            <text:p>1.130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29]/[.Q29])-([.U31]/[.T31])" office:value-type="float" office:value="0.32" calcext:value-type="float">
            <text:p>0.3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3.18367346938775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0]*([.N30]*0.1)" office:value-type="float" office:value="339061224.489796" calcext:value-type="float">
            <text:p>3.391E+08</text:p>
          </table:table-cell>
          <table:table-cell table:style-name="ce36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5" calcext:value-type="float">
            <text:p>5</text:p>
          </table:table-cell>
          <table:table-cell table:style-name="ce26" table:number-columns-repeated="2"/>
          <table:table-cell table:style-name="ce41" table:formula="of:=([.R30]/[.Q30])-([.U31]/[.T31])" office:value-type="float" office:value="0.466744186046512" calcext:value-type="float">
            <text:p>0.46674418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25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9" table:formula="of:=[.L31]*([.N31]*0.1)" office:value-type="float" office:value="113020408.163265" calcext:value-type="float">
            <text:p>1.130E+08</text:p>
          </table:table-cell>
          <table:table-cell table:style-name="ce37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1]/[.Q31])-([.U31]/[.T31])" office:value-type="float" office:value="0.33" calcext:value-type="float">
            <text:p>0.3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float" office:value="0.318061995087191" calcext:value-type="float">
            <text:p>0.3180619951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60790282068774" calcext:value-type="float">
            <text:p>0.1607902821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23" office:value-type="float" office:value="3.18367346938775" calcext:value-type="float">
            <text:p>3.18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7" table:formula="of:=[.L32]*([.N32]*0.1)" office:value-type="float" office:value="339061224.489796" calcext:value-type="float">
            <text:p>3.391E+08</text:p>
          </table:table-cell>
          <table:table-cell table:style-name="ce35" office:value-type="float" office:value="55" calcext:value-type="float">
            <text:p>5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0" table:formula="of:=([.R32]/[.Q32])-([.U37]/[.T37])" office:value-type="float" office:value="0.63" calcext:value-type="float">
            <text:p>0.6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float" office:value="0.195523851085454" calcext:value-type="float">
            <text:p>0.195523851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80657694442198" calcext:value-type="float">
            <text:p>0.280657694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3]*([.N33]*0.1)" office:value-type="float" office:value="226040816.326531" calcext:value-type="float">
            <text:p>2.260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41" table:formula="of:=([.R33]/[.Q33])-([.U37]/[.T37])" office:value-type="float" office:value="0.69" calcext:value-type="float">
            <text:p>0.69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365923614474013" calcext:value-type="float">
            <text:p>0.365923614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2513245046139" calcext:value-type="float">
            <text:p>0.32251324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2.12244897959184" calcext:value-type="float">
            <text:p>2.12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4]*([.N34]*0.1)" office:value-type="float" office:value="226040816.326531" calcext:value-type="float">
            <text:p>2.260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34]/[.Q34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329431557329372" calcext:value-type="float">
            <text:p>0.3294315573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738988618599251" calcext:value-type="float">
            <text:p>0.7389886186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24" office:value-type="float" office:value="1.06122448979592" calcext:value-type="float">
            <text:p>1.06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5]*([.N35]*0.1)" office:value-type="float" office:value="113020408.163265" calcext:value-type="float">
            <text:p>1.130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35]/[.Q35])-([.U37]/[.T37])" office:value-type="float" office:value="0.385833333333333" calcext:value-type="float">
            <text:p>0.385833333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float" office:value="0.776706098113209" calcext:value-type="float">
            <text:p>0.7767060981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41765031218529" calcext:value-type="float">
            <text:p>0.841765031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4" office:value-type="float" office:value="3.18367346938775" calcext:value-type="float">
            <text:p>3.18</text:p>
          </table:table-cell>
          <table:table-cell table:style-name="ce18" office:value-type="float" office:value="5" calcext:value-type="float">
            <text:p>5</text:p>
          </table:table-cell>
          <table:table-cell table:style-name="ce27" office:value-type="float" office:value="1065000000" calcext:value-type="float">
            <text:p>1.065E+09</text:p>
          </table:table-cell>
          <table:table-cell table:formula="of:=[.L36]*([.N36]*0.1)" office:value-type="float" office:value="339061224.489796" calcext:value-type="float">
            <text:p>3.391E+08</text:p>
          </table:table-cell>
          <table:table-cell table:style-name="ce36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style-name="ce41" table:formula="of:=([.R36]/[.Q36])-([.U37]/[.T37])" office:value-type="float" office:value="0.59" calcext:value-type="float">
            <text:p>0.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0.584081920096651" calcext:value-type="float">
            <text:p>0.584081920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date" office:date-value="2016-04-13" calcext:value-type="date">
            <text:p>13/04/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86935321940109" calcext:value-type="float">
            <text:p>0.986935321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25" office:value-type="float" office:value="1.06122448979592" calcext:value-type="float">
            <text:p>1.06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float" office:value="1065000000" calcext:value-type="float">
            <text:p>1.065E+09</text:p>
          </table:table-cell>
          <table:table-cell table:style-name="ce29" table:formula="of:=[.L37]*([.N37]*0.1)" office:value-type="float" office:value="113020408.163265" calcext:value-type="float">
            <text:p>1.130E+08</text:p>
          </table:table-cell>
          <table:table-cell table:style-name="ce37" office:value-type="float" office:value="55" calcext:value-type="float">
            <text:p>55</text:p>
          </table:table-cell>
          <table:table-cell table:style-name="ce8" office:value-type="float" office:value="67" calcext:value-type="float">
            <text:p>6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42" table:formula="of:=([.R37]/[.Q37])-([.U37]/[.T37])" office:value-type="float" office:value="0.452686567164179" calcext:value-type="float">
            <text:p>0.452686567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/>
          <table:table-cell table:style-name="ce10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38]*([.N38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style-name="ce9" table:number-columns-repeated="5"/>
          <table:table-cell table:style-name="ce40" table:formula="of:=([.R38]/[.Q38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39]*([.N39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39]/[.Q39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40]*([.N40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40]/[.Q40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41]*([.N4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41]/[.Q41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42]*([.N4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41" table:formula="of:=([.R42]/[.Q42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/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43]*([.N43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42" table:formula="of:=([.R43]/[.Q43])-([.U43]/[.T43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float" office:value="0.335975243477151" calcext:value-type="float">
            <text:p>0.3359752435</text:p>
          </table:table-cell>
          <table:table-cell table:style-name="ce5"/>
          <table:table-cell table:style-name="ce10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07158942054957" calcext:value-type="float">
            <text:p>0.0507158942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44]*([.N44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style-name="ce9" table:number-columns-repeated="5"/>
          <table:table-cell table:style-name="ce40" table:formula="of:=([.R44]/[.Q44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989973475690931" calcext:value-type="float">
            <text:p>0.989973475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2734336364083" calcext:value-type="float">
            <text:p>0.427343363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45]*([.N45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45]/[.Q45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62329521169886" calcext:value-type="float">
            <text:p>0.6232952117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62136729620397" calcext:value-type="float">
            <text:p>0.462136729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46]*([.N46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46]/[.Q46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float" office:value="0.768828088184819" calcext:value-type="float">
            <text:p>0.7688280882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619683113181964" calcext:value-type="float">
            <text:p>0.61968311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47]*([.N4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47]/[.Q47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525291868951172" calcext:value-type="float">
            <text:p>0.525291869</text:p>
          </table:table-cell>
          <table:table-cell table:style-name="ce6"/>
          <table:table-cell table:style-name="ce11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37332211481407" calcext:value-type="float">
            <text:p>0.637332211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48]*([.N4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41" table:formula="of:=([.R48]/[.Q48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3" office:value-type="float" office:value="0.435574227478355" calcext:value-type="float">
            <text:p>0.4355742275</text:p>
          </table:table-cell>
          <table:table-cell table:style-name="ce7"/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7401063907892" calcext:value-type="float">
            <text:p>0.8674010639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49]*([.N49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style-name="ce8"/>
          <table:table-cell table:style-name="ce7" table:number-columns-repeated="2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42" table:formula="of:=([.R49]/[.Q49])-([.U49]/[.T49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50]*([.N50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style-name="ce9" table:number-columns-repeated="5"/>
          <table:table-cell table:style-name="ce40" table:formula="of:=([.R50]/[.Q50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51]*([.N5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51]/[.Q51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52]*([.N5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52]/[.Q52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53]*([.N53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26" table:number-columns-repeated="5"/>
          <table:table-cell table:style-name="ce41" table:formula="of:=([.R53]/[.Q53])-([.U55]/[.T55])" office:value-type="string" office:string-value="" calcext:value-type="error">
            <text:p>#DIV/0!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54]*([.N54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style-name="ce18" table:number-columns-repeated="3"/>
          <table:table-cell table:style-name="ce26" table:number-columns-repeated="2"/>
          <table:table-cell table:style-name="ce41" table:formula="of:=([.R54]/[.Q54])-([.U55]/[.T5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55]*([.N55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42" table:formula="of:=([.R55]/[.Q55])-([.U55]/[.T55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 office:value-type="float" office:value="0.50350256357342" calcext:value-type="float">
            <text:p>0.5035025636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290774335153401" calcext:value-type="float">
            <text:p>0.029077433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56]*([.N56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style-name="ce9" table:number-columns-repeated="5"/>
          <table:table-cell table:style-name="ce40" table:formula="of:=([.R56]/[.Q56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818343803286552" calcext:value-type="float">
            <text:p>0.8183438033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796767368447036" calcext:value-type="float">
            <text:p>0.0796767368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57]*([.N5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57]/[.Q57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655352788977325" calcext:value-type="float">
            <text:p>0.655352789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94197593489662" calcext:value-type="float">
            <text:p>0.19419759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58]*([.N5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58]/[.Q58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40644348715432" calcext:value-type="float">
            <text:p>0.4064434872</text:p>
          </table:table-cell>
          <table:table-cell table:style-name="ce6"/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7498540757224" calcext:value-type="float">
            <text:p>0.3749854076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59]*([.N59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26" table:number-columns-repeated="5"/>
          <table:table-cell table:style-name="ce41" table:formula="of:=([.R59]/[.Q59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2" office:value-type="float" office:value="0.587530225282535" calcext:value-type="float">
            <text:p>0.5875302253</text:p>
          </table:table-cell>
          <table:table-cell/>
          <table:table-cell table:style-name="ce11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9140647454187" calcext:value-type="float">
            <text:p>0.729140647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26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60]*([.N60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style-name="ce18" table:number-columns-repeated="3"/>
          <table:table-cell table:style-name="ce26" table:number-columns-repeated="2"/>
          <table:table-cell table:style-name="ce41" table:formula="of:=([.R60]/[.Q60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" office:value-type="float" office:value="0.208872184855863" calcext:value-type="float">
            <text:p>0.2088721849</text:p>
          </table:table-cell>
          <table:table-cell table:style-name="ce8"/>
          <table:table-cell table:style-name="ce12"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7410423560068" calcext:value-type="float">
            <text:p>0.96741042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61]*([.N61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style-name="ce7" table:number-columns-repeated="3"/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42" table:formula="of:=([.R61]/[.Q61])-([.U61]/[.T61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/>
          <table:table-cell table:style-name="ce27" table:formula="of:=[.L62]*([.N62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31"/>
          <table:table-cell table:formula="of:=[.L63]*([.N63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31"/>
          <table:table-cell table:formula="of:=[.L64]*([.N64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31"/>
          <table:table-cell table:formula="of:=[.L65]*([.N65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1"/>
          <table:table-cell table:formula="of:=[.L66]*([.N66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2"/>
          <table:table-cell table:style-name="ce29" table:formula="of:=[.L67]*([.N67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523403854575008" calcext:value-type="float">
            <text:p>0.5234038546</text:p>
          </table:table-cell>
          <table:table-cell table:style-name="ce9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0476903119124472" calcext:value-type="float">
            <text:p>0.004769031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0"/>
          <table:table-cell table:style-name="ce27" table:formula="of:=[.L68]*([.N68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95879342360422" calcext:value-type="float">
            <text:p>0.9587934236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189299620455131" calcext:value-type="float">
            <text:p>0.1892996205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31"/>
          <table:table-cell table:formula="of:=[.L69]*([.N69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771401514532045" calcext:value-type="float">
            <text:p>0.771401514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43301682733" calcext:value-type="float">
            <text:p>0.534330168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31"/>
          <table:table-cell table:formula="of:=[.L70]*([.N70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82005010498688" calcext:value-type="float">
            <text:p>0.3820050105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3796112537384" calcext:value-type="float">
            <text:p>0.537961125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31"/>
          <table:table-cell table:formula="of:=[.L71]*([.N71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43345708306879" calcext:value-type="float">
            <text:p>0.4433457083</text:p>
          </table:table-cell>
          <table:table-cell/>
          <table:table-cell table:style-name="ce14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26103331195191" calcext:value-type="float">
            <text:p>0.726103331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1"/>
          <table:table-cell table:formula="of:=[.L72]*([.N72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165035371202976" calcext:value-type="float">
            <text:p>0.1650353712</text:p>
          </table:table-cell>
          <table:table-cell table:style-name="ce8"/>
          <table:table-cell table:style-name="ce15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781466677086428" calcext:value-type="float">
            <text:p>0.781466677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low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2"/>
          <table:table-cell table:style-name="ce29" table:formula="of:=[.L73]*([.N73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74]*([.N74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75]*([.N75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76]*([.N76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77]*([.N77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78]*([.N78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79]*([.N79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704259353457019" calcext:value-type="float">
            <text:p>0.7042593535</text:p>
          </table:table-cell>
          <table:table-cell table:style-name="ce9"/>
          <table:table-cell table:style-name="ce13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38888848479837" calcext:value-type="float">
            <text:p>0.138888848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low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80]*([.N80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53657861752436" calcext:value-type="float">
            <text:p>0.653657861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19548648921773" calcext:value-type="float">
            <text:p>0.2195486489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81]*([.N81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51888888841495" calcext:value-type="float">
            <text:p>0.451888888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1340898470953" calcext:value-type="float">
            <text:p>0.271340898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82]*([.N82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23430115403608" calcext:value-type="float">
            <text:p>0.6234301154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81850832002237" calcext:value-type="float">
            <text:p>0.48185083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83]*([.N83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257847919827327" calcext:value-type="float">
            <text:p>0.2578479198</text:p>
          </table:table-cell>
          <table:table-cell/>
          <table:table-cell table:style-name="ce14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621720312861726" calcext:value-type="float">
            <text:p>0.6217203129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84]*([.N84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501412660581991" calcext:value-type="float">
            <text:p>0.5014126606</text:p>
          </table:table-cell>
          <table:table-cell table:style-name="ce8"/>
          <table:table-cell table:style-name="ce15"/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03399155940861" calcext:value-type="float">
            <text:p>0.9033991559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85]*([.N85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86]*([.N86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87]*([.N87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88]*([.N88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89]*([.N89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90]*([.N90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1]*([.N91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200221705250442" calcext:value-type="float">
            <text:p>0.2002217053</text:p>
          </table:table-cell>
          <table:table-cell table:style-name="ce9"/>
          <table:table-cell table:style-name="ce13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184386649634689" calcext:value-type="float">
            <text:p>0.1843866496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92]*([.N92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000127315754070878" calcext:value-type="float">
            <text:p>0.0001273158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35598841449246" calcext:value-type="float">
            <text:p>0.235598841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93]*([.N93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529360336717218" calcext:value-type="float">
            <text:p>0.5293603367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74010618217289" calcext:value-type="float">
            <text:p>0.274010618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94]*([.N94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40611771913245" calcext:value-type="float">
            <text:p>0.340611771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559849141165614" calcext:value-type="float">
            <text:p>0.559849141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95]*([.N95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487654960947111" calcext:value-type="float">
            <text:p>0.4876549609</text:p>
          </table:table-cell>
          <table:table-cell/>
          <table:table-cell table:style-name="ce14"/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563783392077312" calcext:value-type="float">
            <text:p>0.56378339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28"/>
          <table:table-cell table:formula="of:=[.L96]*([.N96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361441628308967" calcext:value-type="float">
            <text:p>0.3614416283</text:p>
          </table:table-cell>
          <table:table-cell table:style-name="ce8"/>
          <table:table-cell table:style-name="ce16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6546353623271" calcext:value-type="float">
            <text:p>0.865463536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29"/>
          <table:table-cell table:style-name="ce29" table:formula="of:=[.L97]*([.N97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98]*([.N98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99]*([.N99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00]*([.N100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01]*([.N10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02]*([.N10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03]*([.N103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335321630118415" calcext:value-type="float">
            <text:p>0.3353216301</text:p>
          </table:table-cell>
          <table:table-cell table:style-name="ce9"/>
          <table:table-cell table:style-name="ce13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694393727462739" calcext:value-type="float">
            <text:p>0.0694393727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104]*([.N104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30441100802273" calcext:value-type="float">
            <text:p>0.1304411008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0891479649581015" calcext:value-type="float">
            <text:p>0.089147965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105]*([.N105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753173026954755" calcext:value-type="float">
            <text:p>0.753173027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321625530952588" calcext:value-type="float">
            <text:p>0.32162553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06]*([.N106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0802765041589737" calcext:value-type="float">
            <text:p>0.080276504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78849224280566" calcext:value-type="float">
            <text:p>0.4788492243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07]*([.N10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993542047217488" calcext:value-type="float">
            <text:p>0.9935420472</text:p>
          </table:table-cell>
          <table:table-cell/>
          <table:table-cell table:style-name="ce14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785028235753998" calcext:value-type="float">
            <text:p>0.7850282358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08]*([.N10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71976974257268" calcext:value-type="float">
            <text:p>0.7197697426</text:p>
          </table:table-cell>
          <table:table-cell table:style-name="ce8"/>
          <table:table-cell table:style-name="ce1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803120854310691" calcext:value-type="float">
            <text:p>0.8031208543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09]*([.N109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110]*([.N110]*0.1)" office:value-type="float" office:value="0" calcext:value-type="float">
            <text:p>0.000E+0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111]*([.N111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12]*([.N112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13]*([.N113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14]*([.N114]*0.1)" office:value-type="float" office:value="0" calcext:value-type="float">
            <text:p>0.000E+0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15]*([.N115]*0.1)" office:value-type="float" office:value="0" calcext:value-type="float">
            <text:p>0.000E+00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" office:value-type="float" office:value="0.463974857004359" calcext:value-type="float">
            <text:p>0.463974857</text:p>
          </table:table-cell>
          <table:table-cell table:style-name="ce9"/>
          <table:table-cell table:style-name="ce13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9" table:number-columns-repeated="2"/>
          <table:table-cell table:style-name="ce1" office:value-type="float" office:value="0.058370410464704" calcext:value-type="float">
            <text:p>0.0583704105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Fas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7"/>
          <table:table-cell table:style-name="ce27" table:formula="of:=[.L116]*([.N116]*0.1)" office:value-type="float" office:value="0" calcext:value-type="float">
            <text:p>0.000E+0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638357570394874" calcext:value-type="float">
            <text:p>0.6383575704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24292475264519" calcext:value-type="float">
            <text:p>0.224292475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Fast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8"/>
          <table:table-cell table:formula="of:=[.L117]*([.N117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40201394213364" calcext:value-type="float">
            <text:p>0.1402013942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296060421038419" calcext:value-type="float">
            <text:p>0.29606042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28"/>
          <table:table-cell table:formula="of:=[.L118]*([.N118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38020752533339" calcext:value-type="float">
            <text:p>0.380207525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.444363616174087" calcext:value-type="float">
            <text:p>0.4443636162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8"/>
          <table:table-cell table:formula="of:=[.L119]*([.N119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2" office:value-type="float" office:value="0.184221323346719" calcext:value-type="float">
            <text:p>0.1842213233</text:p>
          </table:table-cell>
          <table:table-cell/>
          <table:table-cell table:style-name="ce14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males</text:p>
          </table:table-cell>
          <table:table-cell table:style-name="ce18" office:value-type="string" calcext:value-type="string">
            <text:p>females</text:p>
          </table:table-cell>
          <table:table-cell table:style-name="ce2" office:value-type="float" office:value="0.899162462446839" calcext:value-type="float">
            <text:p>0.8991624624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Slow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33"/>
          <table:table-cell table:formula="of:=[.L120]*([.N120]*0.1)" office:value-type="float" office:value="0" calcext:value-type="float">
            <text:p>0.000E+00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0.820793200749904" calcext:value-type="float">
            <text:p>0.8207932007</text:p>
          </table:table-cell>
          <table:table-cell table:style-name="ce8"/>
          <table:table-cell table:style-name="ce15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0.961409655865282" calcext:value-type="float">
            <text:p>0.961409655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ast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34"/>
          <table:table-cell table:style-name="ce29" table:formula="of:=[.L121]*([.N121]*0.1)" office:value-type="float" office:value="0" calcext:value-type="float">
            <text:p>0.000E+00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0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ilot - N invest'.I110:'Pilot - N invest'.K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1" svg:font-family="Input"/>
    <style:font-face style:name="Input" svg:font-family="Input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scientific-number number:decimal-places="3" number:min-integer-digits="1" number:min-exponent-digits="2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loext:fill-character> </loext:fill-character>
      <number:text>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loext:fill-character> </loext:fill-character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Input" fo:font-family="Input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0:21:28.89923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lot_20_-_20_N_20_invest" style:display-name="PageStyle_Pilot - N inv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to</meta:initial-creator>
    <meta:creation-date>2015-02-20T03:29:04</meta:creation-date>
    <dc:date>2016-04-13T15:46:38.209312883</dc:date>
    <meta:generator>LibreOffice/4.2.8.2$Linux_X86_64 LibreOffice_project/420m0$Build-2</meta:generator>
    <meta:editing-duration>P3DT11H36M26S</meta:editing-duration>
    <meta:editing-cycles>73</meta:editing-cycles>
    <meta:document-statistic meta:table-count="1" meta:cell-count="171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